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Times" svg:font-family="Times, 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4cm" draw:stroke-linejoin="miter" draw:fill="solid" draw:fill-color="#ffffff"/>
    </style:style>
    <style:style style:name="gr2" style:family="graphic" style:parent-style-name="standard">
      <style:graphic-properties draw:stroke="solid" svg:stroke-width="0.044cm" svg:stroke-color="#000000" draw:stroke-linejoin="miter" draw:fill="none" fo:padding-top="0.147cm" fo:padding-bottom="0.147cm" fo:padding-left="0.272cm" fo:padding-right="0.272cm"/>
    </style:style>
    <style:style style:name="gr3" style:family="graphic" style:parent-style-name="standard">
      <style:graphic-properties draw:stroke="solid" svg:stroke-width="0.044cm" svg:stroke-color="#000000" draw:stroke-linejoin="miter" draw:fill="solid" draw:fill-color="#000000" fo:padding-top="0.147cm" fo:padding-bottom="0.147cm" fo:padding-left="0.272cm" fo:padding-right="0.272cm"/>
    </style:style>
    <style:style style:name="gr4" style:family="graphic" style:parent-style-name="standard">
      <style:graphic-properties draw:stroke="solid" svg:stroke-width="0.044cm" svg:stroke-color="#008000" draw:stroke-linejoin="miter" draw:fill="solid" draw:fill-color="#008000" fo:padding-top="0.147cm" fo:padding-bottom="0.147cm" fo:padding-left="0.272cm" fo:padding-right="0.272cm"/>
    </style:style>
    <style:style style:name="gr5" style:family="graphic" style:parent-style-name="standard">
      <style:graphic-properties draw:stroke="solid" svg:stroke-width="0.044cm" svg:stroke-color="#ff0000" draw:stroke-linejoin="miter" draw:fill="solid" draw:fill-color="#ff0000" fo:padding-top="0.147cm" fo:padding-bottom="0.147cm" fo:padding-left="0.272cm" fo:padding-right="0.272cm"/>
    </style:style>
    <style:style style:name="gr6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0.683cm" fo:min-width="0.447cm" fo:padding-top="0cm" fo:padding-bottom="0cm" fo:padding-left="0cm" fo:padding-right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008000"/>
    </style:style>
    <style:style style:name="P5" style:family="paragraph">
      <loext:graphic-properties draw:fill="solid" draw:fill-color="#ff0000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font-name="Times" fo:font-size="22.5pt" fo:font-style="normal" fo:font-weight="100"/>
    </style:style>
    <style:style style:name="T2" style:family="text">
      <style:text-properties fo:font-variant="normal" fo:text-transform="none" fo:color="#000000" style:font-name="Times New Roman" fo:font-size="17.5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8.1cm" svg:height="33.299cm" svg:x="0cm" svg:y="0cm" svg:viewBox="0 0 38101 33300" draw:points="0,33300 0,0 38101,0 38101,33300">
          <text:p/>
        </draw:polygon>
        <draw:polygon draw:style-name="gr2" draw:text-style-name="P2" draw:layer="layout" svg:width="12.7cm" svg:height="1.587cm" svg:x="3.087cm" svg:y="0.176cm" svg:viewBox="0 0 12701 1588" draw:points="12701,0 0,0 0,1588 12701,1588">
          <text:p/>
        </draw:polygon>
        <draw:polygon draw:style-name="gr2" draw:text-style-name="P2" draw:layer="layout" svg:width="12.7cm" svg:height="1.587cm" svg:x="3.087cm" svg:y="3.395cm" svg:viewBox="0 0 12701 1588" draw:points="12701,0 0,0 0,1588 12701,1588">
          <text:p/>
        </draw:polygon>
        <draw:path draw:style-name="gr2" draw:text-style-name="P2" draw:layer="layout" svg:width="0cm" svg:height="1.178cm" svg:x="9.437cm" svg:y="1.772cm" svg:viewBox="0 0 0 1179" svg:d="M0 0c0 354 0 783 0 1179">
          <text:p/>
        </draw:path>
        <draw:polygon draw:style-name="gr3" draw:text-style-name="P3" draw:layer="layout" svg:width="0.309cm" svg:height="0.441cm" svg:x="9.282cm" svg:y="2.953cm" svg:viewBox="0 0 310 442" draw:points="310,0 155,442 0,0">
          <text:p/>
        </draw:polygon>
        <draw:polygon draw:style-name="gr2" draw:text-style-name="P2" draw:layer="layout" svg:width="12.7cm" svg:height="4.084cm" svg:x="3.087cm" svg:y="6.615cm" svg:viewBox="0 0 12701 4085" draw:points="12701,0 0,0 0,4085 12701,4085">
          <text:p/>
        </draw:polygon>
        <draw:path draw:style-name="gr2" draw:text-style-name="P2" draw:layer="layout" svg:width="0cm" svg:height="1.174cm" svg:x="9.437cm" svg:y="4.991cm" svg:viewBox="0 0 0 1175" svg:d="M0 0c0 340 0 758 0 1175">
          <text:p/>
        </draw:path>
        <draw:polygon draw:style-name="gr3" draw:text-style-name="P3" draw:layer="layout" svg:width="0.309cm" svg:height="0.441cm" svg:x="9.282cm" svg:y="6.173cm" svg:viewBox="0 0 310 442" draw:points="310,0 155,442 0,0">
          <text:p/>
        </draw:polygon>
        <draw:polygon draw:style-name="gr2" draw:text-style-name="P2" xml:id="id1" draw:id="id1" draw:layer="layout" svg:width="15.699cm" svg:height="2.469cm" svg:x="1.588cm" svg:y="12.545cm" svg:viewBox="0 0 15700 2470" draw:points="7850,0 0,1235 7850,2470 15700,1235">
          <text:p/>
        </draw:polygon>
        <draw:path draw:style-name="gr2" draw:text-style-name="P2" draw:layer="layout" svg:width="0cm" svg:height="1.177cm" svg:x="9.437cm" svg:y="10.818cm" svg:viewBox="0 0 0 1178" svg:d="M0 0c0 379 0 790 0 1178">
          <text:p/>
        </draw:path>
        <draw:polygon draw:style-name="gr3" draw:text-style-name="P3" draw:layer="layout" svg:width="0.309cm" svg:height="0.441cm" svg:x="9.282cm" svg:y="11.996cm" svg:viewBox="0 0 310 442" draw:points="310,0 155,442 0,0">
          <text:p/>
        </draw:polygon>
        <draw:polygon draw:style-name="gr2" draw:text-style-name="P2" xml:id="id3" draw:id="id3" draw:layer="layout" svg:width="18.521cm" svg:height="2.469cm" svg:x="0.176cm" svg:y="17.263cm" svg:viewBox="0 0 18522 2470" draw:points="9261,0 0,1235 9261,2470 18522,1235">
          <text:p/>
        </draw:polygon>
        <draw:path draw:style-name="gr2" draw:text-style-name="P2" draw:layer="layout" svg:width="0cm" svg:height="1.777cm" svg:x="9.437cm" svg:y="15.016cm" svg:viewBox="0 0 0 1778" svg:d="M0 0c0 541 0 1191 0 1778">
          <text:p/>
        </draw:path>
        <draw:polygon draw:style-name="gr3" draw:text-style-name="P3" draw:layer="layout" svg:width="0.309cm" svg:height="0.441cm" svg:x="9.282cm" svg:y="16.808cm" svg:viewBox="0 0 310 442" draw:points="310,0 155,442 0,0">
          <text:p/>
        </draw:polygon>
        <draw:polygon draw:style-name="gr4" draw:text-style-name="P4" draw:layer="layout" svg:width="12.7cm" svg:height="1.587cm" svg:x="3.087cm" svg:y="26.782cm" svg:viewBox="0 0 12701 1588" draw:points="12701,0 0,0 0,1588 12701,1588">
          <text:p/>
        </draw:polygon>
        <draw:path draw:style-name="gr2" draw:text-style-name="P2" draw:layer="layout" svg:width="0cm" svg:height="1.793cm" svg:x="9.437cm" svg:y="24.542cm" svg:viewBox="0 0 0 1794" svg:d="M0 0c0 563 0 1232 0 1794">
          <text:p/>
        </draw:path>
        <draw:polygon draw:style-name="gr3" draw:text-style-name="P3" draw:layer="layout" svg:width="0.309cm" svg:height="0.441cm" svg:x="9.282cm" svg:y="26.338cm" svg:viewBox="0 0 310 442" draw:points="310,0 155,442 0,0">
          <text:p/>
        </draw:polygon>
        <draw:polygon draw:style-name="gr2" draw:text-style-name="P2" draw:layer="layout" svg:width="12.7cm" svg:height="1.587cm" svg:x="3.087cm" svg:y="30.001cm" svg:viewBox="0 0 12701 1588" draw:points="12701,0 0,0 0,1588 12701,1588">
          <text:p/>
        </draw:polygon>
        <draw:path draw:style-name="gr2" draw:text-style-name="P2" draw:layer="layout" svg:width="0cm" svg:height="1.178cm" svg:x="9.437cm" svg:y="28.377cm" svg:viewBox="0 0 0 1179" svg:d="M0 0c0 354 0 783 0 1179">
          <text:p/>
        </draw:path>
        <draw:polygon draw:style-name="gr3" draw:text-style-name="P3" draw:layer="layout" svg:width="0.309cm" svg:height="0.441cm" svg:x="9.282cm" svg:y="29.558cm" svg:viewBox="0 0 310 442" draw:points="310,0 155,442 0,0">
          <text:p/>
        </draw:polygon>
        <draw:polygon draw:style-name="gr5" draw:text-style-name="P5" xml:id="id2" draw:id="id2" draw:layer="layout" svg:width="12.7cm" svg:height="1.587cm" svg:x="23.724cm" svg:y="17.704cm" svg:viewBox="0 0 12701 1588" draw:points="12701,0 0,0 0,1588 12701,1588">
          <text:p/>
        </draw:polygon>
        <draw:frame draw:style-name="gr6" draw:text-style-name="P2" draw:layer="layout" svg:width="8.151cm" svg:height="0.877cm" svg:x="6.4cm" svg:y="0.635cm">
          <draw:text-box>
            <text:p text:style-name="P6"><text:span text:style-name="T1">VM1 asid1 appid1 laddr1</text:span></text:p>
          </draw:text-box>
        </draw:frame>
        <draw:frame draw:style-name="gr6" draw:text-style-name="P2" draw:layer="layout" svg:width="4.659cm" svg:height="0.877cm" svg:x="6.4cm" svg:y="3.854cm">
          <draw:text-box>
            <text:p text:style-name="P6"><text:span text:style-name="T1">virtual address</text:span></text:p>
          </draw:text-box>
        </draw:frame>
        <draw:frame draw:style-name="gr6" draw:text-style-name="P2" draw:layer="layout" svg:width="5.848cm" svg:height="0.877cm" svg:x="6.4cm" svg:y="6.897cm">
          <draw:text-box>
            <text:p text:style-name="P6"><text:span text:style-name="T1">page table lookup </text:span></text:p>
          </draw:text-box>
        </draw:frame>
        <draw:frame draw:style-name="gr6" draw:text-style-name="P2" draw:layer="layout" svg:width="5.687cm" svg:height="0.877cm" svg:x="6.4cm" svg:y="7.779cm">
          <draw:text-box>
            <text:p text:style-name="P6"><text:span text:style-name="T1">page.ASID=pasid</text:span></text:p>
          </draw:text-box>
        </draw:frame>
        <draw:frame draw:style-name="gr6" draw:text-style-name="P2" draw:layer="layout" svg:width="6.619cm" svg:height="0.877cm" svg:x="6.4cm" svg:y="8.561cm">
          <draw:text-box>
            <text:p text:style-name="P6"><text:span text:style-name="T1">page.APPID=pappid</text:span></text:p>
          </draw:text-box>
        </draw:frame>
        <draw:frame draw:style-name="gr6" draw:text-style-name="P2" draw:layer="layout" svg:width="6.885cm" svg:height="0.877cm" svg:x="6.4cm" svg:y="13.444cm">
          <draw:text-box>
            <text:p text:style-name="P6"><text:span text:style-name="T1">asid1 == page.ASID?</text:span></text:p>
          </draw:text-box>
        </draw:frame>
        <draw:frame draw:style-name="gr6" draw:text-style-name="P2" draw:layer="layout" svg:width="7.817cm" svg:height="0.877cm" svg:x="6.4cm" svg:y="18.163cm">
          <draw:text-box>
            <text:p text:style-name="P6"><text:span text:style-name="T1">appid1 == page.APPID?</text:span></text:p>
          </draw:text-box>
        </draw:frame>
        <draw:frame draw:style-name="gr6" draw:text-style-name="P2" draw:layer="layout" svg:width="0.447cm" svg:height="0.683cm" svg:x="9.745cm" svg:y="15.89cm">
          <draw:text-box>
            <text:p text:style-name="P6"><text:span text:style-name="T2">Y</text:span></text:p>
          </draw:text-box>
        </draw:frame>
        <draw:frame draw:style-name="gr6" draw:text-style-name="P2" draw:layer="layout" svg:width="5.23cm" svg:height="0.877cm" svg:x="6.4cm" svg:y="27.24cm">
          <draw:text-box>
            <text:p text:style-name="P6"><text:span text:style-name="T1">physical address</text:span></text:p>
          </draw:text-box>
        </draw:frame>
        <draw:frame draw:style-name="gr6" draw:text-style-name="P2" draw:layer="layout" svg:width="0.447cm" svg:height="0.683cm" svg:x="9.745cm" svg:y="25.409cm">
          <draw:text-box>
            <text:p text:style-name="P6"><text:span text:style-name="T2">Y</text:span></text:p>
          </draw:text-box>
        </draw:frame>
        <draw:frame draw:style-name="gr6" draw:text-style-name="P2" draw:layer="layout" svg:width="1.683cm" svg:height="0.877cm" svg:x="8.617cm" svg:y="30.459cm">
          <draw:text-box>
            <text:p text:style-name="P6"><text:span text:style-name="T1">DDR</text:span></text:p>
          </draw:text-box>
        </draw:frame>
        <draw:frame draw:style-name="gr6" draw:text-style-name="P2" draw:layer="layout" svg:width="4.172cm" svg:height="0.877cm" svg:x="27.9cm" svg:y="18.163cm">
          <draw:text-box>
            <text:p text:style-name="P6"><text:span text:style-name="T1">Access Deny</text:span></text:p>
          </draw:text-box>
        </draw:frame>
        <draw:frame draw:style-name="gr7" draw:text-style-name="P7" draw:layer="layout" svg:width="0.447cm" svg:height="0.683cm" svg:x="30.383cm" svg:y="15.89cm">
          <draw:text-box>
            <text:p text:style-name="P6"><text:span text:style-name="T2">N</text:span></text:p>
          </draw:text-box>
        </draw:frame>
        <draw:connector draw:style-name="gr8" draw:text-style-name="P7" draw:layer="layout" svg:x1="17.288cm" svg:y1="13.78cm" svg:x2="30.074cm" svg:y2="17.704cm" draw:start-shape="id1" draw:start-glue-point="1" draw:end-shape="id2" draw:end-glue-point="0" svg:d="M17288 13780h12786v3924" svg:viewBox="0 0 12787 3925">
          <text:p/>
        </draw:connector>
        <draw:connector draw:style-name="gr8" draw:text-style-name="P7" draw:layer="layout" draw:type="line" svg:x1="18.698cm" svg:y1="18.498cm" svg:x2="23.724cm" svg:y2="18.498cm" draw:start-shape="id3" draw:start-glue-point="1" draw:end-shape="id2" draw:end-glue-point="3" svg:d="M18698 18498h5026" svg:viewBox="0 0 5027 1">
          <text:p/>
        </draw:connector>
        <draw:frame draw:style-name="gr7" draw:text-style-name="P7" draw:layer="layout" svg:width="0.447cm" svg:height="0.683cm" svg:x="20.68cm" svg:y="17.691cm">
          <draw:text-box>
            <text:p text:style-name="P6"><text:span text:style-name="T2">N</text:span></text:p>
          </draw:text-box>
        </draw:frame>
        <draw:frame draw:style-name="gr6" draw:text-style-name="P2" draw:layer="layout" svg:width="6.924cm" svg:height="0.877cm" svg:x="6.399cm" svg:y="9.462cm">
          <draw:text-box>
            <text:p text:style-name="P6"><text:span text:style-name="T1">page.LADDR=pladdr</text:span></text:p>
          </draw:text-box>
        </draw:frame>
        <draw:polygon draw:style-name="gr2" draw:text-style-name="P2" xml:id="id4" draw:id="id4" draw:layer="layout" svg:width="18.521cm" svg:height="2.469cm" svg:x="0.176cm" svg:y="22.063cm" svg:viewBox="0 0 18522 2470" draw:points="9261,0 0,1235 9261,2470 18522,1235">
          <text:p/>
        </draw:polygon>
        <draw:frame draw:style-name="gr6" draw:text-style-name="P2" draw:layer="layout" svg:width="8.122cm" svg:height="0.877cm" svg:x="6.401cm" svg:y="22.864cm">
          <draw:text-box>
            <text:p text:style-name="P6"><text:span text:style-name="T1">laddr1 == page.LADDR?</text:span></text:p>
          </draw:text-box>
        </draw:frame>
        <draw:connector draw:style-name="gr8" draw:text-style-name="P7" draw:layer="layout" draw:type="line" svg:x1="9.437cm" svg:y1="19.733cm" svg:x2="9.437cm" svg:y2="22.063cm" draw:start-shape="id3" draw:start-glue-point="2" draw:end-shape="id4" draw:end-glue-point="0" svg:d="M9437 19733v2330" svg:viewBox="0 0 1 2331">
          <text:p/>
        </draw:connector>
        <draw:frame draw:style-name="gr6" draw:text-style-name="P2" draw:layer="layout" svg:width="0.447cm" svg:height="0.683cm" svg:x="9.746cm" svg:y="20.391cm">
          <draw:text-box>
            <text:p text:style-name="P6"><text:span text:style-name="T2">Y</text:span></text:p>
          </draw:text-box>
        </draw:frame>
        <draw:connector draw:style-name="gr8" draw:text-style-name="P7" draw:layer="layout" svg:x1="18.698cm" svg:y1="23.298cm" svg:x2="30.074cm" svg:y2="19.292cm" draw:start-shape="id4" draw:start-glue-point="1" draw:end-shape="id2" draw:end-glue-point="2" svg:d="M18698 23298h11376v-4006" svg:viewBox="0 0 11377 4007">
          <text:p/>
        </draw:connector>
        <draw:frame draw:style-name="gr7" draw:text-style-name="P7" draw:layer="layout" svg:width="0.447cm" svg:height="0.683cm" svg:x="23.177cm" svg:y="22.492cm">
          <draw:text-box>
            <text:p text:style-name="P6"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Times" svg:font-family="Times, 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25.6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20T11:48:03.712000000</dc:date>
    <meta:editing-duration>PT1M49S</meta:editing-duration>
    <meta:editing-cycles>1</meta:editing-cycles>
    <meta:document-statistic meta:object-count="44"/>
    <meta:generator>LibreOffice/5.3.4.2$Windows_X86_64 LibreOffice_project/f82d347ccc0be322489bf7da61d7e4ad13fe2ff3</meta:generator>
  </office:meta>
</office:document-meta>
</file>